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bibliotheque]&gt; show tables;</text:p>
      <text:p text:style-name="Standard">+------------------------+</text:p>
      <text:p text:style-name="Standard">| Tables_in_bibliotheque |</text:p>
      <text:p text:style-name="Standard">+------------------------+</text:p>
      <text:p text:style-name="Standard">| auteurs <text:s text:c="15"/>|</text:p>
      <text:p text:style-name="Standard">| clientemprunteur <text:s text:c="6"/>|</text:p>
      <text:p text:style-name="Standard">| livres <text:s text:c="16"/>|</text:p>
      <text:p text:style-name="Standard">| transactionemprunter <text:s text:c="2"/>|</text:p>
      <text:p text:style-name="Standard">+------------------------+</text:p>
      <text:p text:style-name="Standard">4 rows in set (0.001 sec)</text:p>
      <text:p text:style-name="Standard"/>
      <text:p text:style-name="Standard">MariaDB [bibliotheque]&gt; show columns from auteurs;</text:p>
      <text:p text:style-name="Standard">+------------------+--------------+------+-----+---------+-------+</text:p>
      <text:p text:style-name="Standard">| Field <text:s text:c="11"/>| Type <text:s text:c="8"/>| Null | Key | Default | Extra |</text:p>
      <text:p text:style-name="Standard">+------------------+--------------+------+-----+---------+-------+</text:p>
      <text:p text:style-name="Standard">| AU_ID <text:s text:c="11"/>| int(10) <text:s text:c="5"/>| NO <text:s text:c="2"/>| PRI | NULL <text:s text:c="3"/>| <text:s text:c="6"/>|</text:p>
      <text:p text:style-name="Standard">| AU_Nom <text:s text:c="10"/>| varchar(255) | NO <text:s text:c="2"/>| <text:s text:c="4"/>| NULL <text:s text:c="3"/>| <text:s text:c="6"/>|</text:p>
      <text:p text:style-name="Standard">| AU_Prenom <text:s text:c="7"/>| varchar(255) | NO <text:s text:c="2"/>| <text:s text:c="4"/>| NULL <text:s text:c="3"/>| <text:s text:c="6"/>|</text:p>
      <text:p text:style-name="Standard">| AU_DateNaissance | date <text:s text:c="8"/>| NO <text:s text:c="2"/>| <text:s text:c="4"/>| NULL <text:s text:c="3"/>| <text:s text:c="6"/>|</text:p>
      <text:p text:style-name="Standard">+------------------+--------------+------+-----+---------+-------+</text:p>
      <text:p text:style-name="Standard">4 rows in set (0.013 sec)</text:p>
      <text:p text:style-name="Standard"/>
      <text:p text:style-name="Standard">MariaDB [bibliotheque]&gt; show columns from livres;</text:p>
      <text:p text:style-name="Standard">+----------------+--------------+------+-----+---------+-------+</text:p>
      <text:p text:style-name="Standard">| Field <text:s text:c="9"/>| Type <text:s text:c="8"/>| Null | Key | Default | Extra |</text:p>
      <text:p text:style-name="Standard">+----------------+--------------+------+-----+---------+-------+</text:p>
      <text:p text:style-name="Standard">| LI_ID <text:s text:c="9"/>| int(10) <text:s text:c="5"/>| NO <text:s text:c="2"/>| PRI | NULL <text:s text:c="3"/>| <text:s text:c="6"/>|</text:p>
      <text:p text:style-name="Standard">| LI_Editeur <text:s text:c="4"/>| varchar(255) | NO <text:s text:c="2"/>| <text:s text:c="4"/>| NULL <text:s text:c="3"/>| <text:s text:c="6"/>|</text:p>
      <text:p text:style-name="Standard">| LI_Auteur <text:s text:c="5"/>| int(10) <text:s text:c="5"/>| NO <text:s text:c="2"/>| MUL | NULL <text:s text:c="3"/>| <text:s text:c="6"/>|</text:p>
      <text:p text:style-name="Standard">| LI_DateEdition | date <text:s text:c="8"/>| NO <text:s text:c="2"/>| <text:s text:c="4"/>| NULL <text:s text:c="3"/>| <text:s text:c="6"/>|</text:p>
      <text:p text:style-name="Standard">+----------------+--------------+------+-----+---------+-------+</text:p>
      <text:p text:style-name="Standard">4 rows in set (0.004 sec)</text:p>
      <text:p text:style-name="Standard"/>
      <text:p text:style-name="Standard">MariaDB [bibliotheque]&gt; show columns from clientemprunteur;</text:p>
      <text:p text:style-name="Standard">+---------------+--------------+------+-----+---------+----------------+</text:p>
      <text:p text:style-name="Standard">| Field <text:s text:c="8"/>| Type <text:s text:c="8"/>| Null | Key | Default | Extra <text:s text:c="9"/>|</text:p>
      <text:p text:style-name="Standard">+---------------+--------------+------+-----+---------+----------------+</text:p>
      <text:p text:style-name="Standard">| CL_ID <text:s text:c="8"/>| int(10) <text:s text:c="5"/>| NO <text:s text:c="2"/>| PRI | NULL <text:s text:c="3"/>| auto_increment |</text:p>
      <text:p text:style-name="Standard">| CL_Nom <text:s text:c="7"/>| varchar(255) | NO <text:s text:c="2"/>| <text:s text:c="4"/>| NULL <text:s text:c="3"/>| <text:s text:c="15"/>|</text:p>
      <text:p text:style-name="Standard">| CL_Prenom <text:s text:c="4"/>| varchar(255) | NO <text:s text:c="2"/>| <text:s text:c="4"/>| NULL <text:s text:c="3"/>| <text:s text:c="15"/>|</text:p>
      <text:p text:style-name="Standard">| CL_Telephone <text:s/>| int(10) <text:s text:c="5"/>| NO <text:s text:c="2"/>| <text:s text:c="4"/>| NULL <text:s text:c="3"/>| <text:s text:c="15"/>|</text:p>
      <text:p text:style-name="Standard">| CL_Email <text:s text:c="5"/>| varchar(255) | NO <text:s text:c="2"/>| <text:s text:c="4"/>| NULL <text:s text:c="3"/>| <text:s text:c="15"/>|</text:p>
      <text:p text:style-name="Standard">| CL_Adresse <text:s text:c="3"/>| varchar(255) | NO <text:s text:c="2"/>| <text:s text:c="4"/>| NULL <text:s text:c="3"/>| <text:s text:c="15"/>|</text:p>
      <text:p text:style-name="Standard">| CL_Ville <text:s text:c="5"/>| varchar(255) | NO <text:s text:c="2"/>| <text:s text:c="4"/>| NULL <text:s text:c="3"/>| <text:s text:c="15"/>|</text:p>
      <text:p text:style-name="Standard">| CL_CodePostal | varchar(255) | NO <text:s text:c="2"/>| <text:s text:c="4"/>| NULL <text:s text:c="3"/>| <text:s text:c="15"/>|</text:p>
      <text:p text:style-name="Standard">+---------------+--------------+------+-----+---------+----------------+</text:p>
      <text:p text:style-name="Standard">8 rows in set (0.010 sec)</text:p>
      <text:p text:style-name="Standard"/>
      <text:p text:style-name="Standard">MariaDB [bibliotheque]&gt; show columns from transactionemprunter;</text:p>
      <text:p text:style-name="Standard">+---------------+--------------+------+-----+---------+----------------+</text:p>
      <text:p text:style-name="Standard">| Field <text:s text:c="8"/>| Type <text:s text:c="8"/>| Null | Key | Default | Extra <text:s text:c="9"/>|</text:p>
      <text:p text:style-name="Standard">+---------------+--------------+------+-----+---------+----------------+</text:p>
      <text:p text:style-name="Standard"><text:soft-page-break/>| TR_ID <text:s text:c="8"/>| int(10) <text:s text:c="5"/>| NO <text:s text:c="2"/>| PRI | NULL <text:s text:c="3"/>| auto_increment |</text:p>
      <text:p text:style-name="Standard">| TR_Type <text:s text:c="6"/>| varchar(255) | NO <text:s text:c="2"/>| <text:s text:c="4"/>| NULL <text:s text:c="3"/>| <text:s text:c="15"/>|</text:p>
      <text:p text:style-name="Standard">| TR_DateDepart | date <text:s text:c="8"/>| NO <text:s text:c="2"/>| <text:s text:c="4"/>| NULL <text:s text:c="3"/>| <text:s text:c="15"/>|</text:p>
      <text:p text:style-name="Standard">| TR_DateRetour | date <text:s text:c="8"/>| NO <text:s text:c="2"/>| <text:s text:c="4"/>| NULL <text:s text:c="3"/>| <text:s text:c="15"/>|</text:p>
      <text:p text:style-name="Standard">+---------------+--------------+------+-----+---------+----------------+</text:p>
      <text:p text:style-name="Standard">4 rows in set (0.040 sec)</text:p>
      <text:p text:style-name="Standard"/>
      <text:p text:style-name="Standard">MariaDB [bibliotheque]&gt; alter table transactionemprunter ADD FK_Livre int(10);</text:p>
      <text:p text:style-name="Standard">Query OK, 0 rows affected (0.094 sec)</text:p>
      <text:p text:style-name="Standard">Records: 0 <text:s/>Duplicates: 0 <text:s/>Warnings: 0</text:p>
      <text:p text:style-name="Standard"/>
      <text:p text:style-name="Standard">MariaDB [bibliotheque]&gt; show columns from transactionemprunter;</text:p>
      <text:p text:style-name="Standard">+---------------+--------------+------+-----+---------+----------------+</text:p>
      <text:p text:style-name="Standard">| Field <text:s text:c="8"/>| Type <text:s text:c="8"/>| Null | Key | Default | Extra <text:s text:c="9"/>|</text:p>
      <text:p text:style-name="Standard">+---------------+--------------+------+-----+---------+----------------+</text:p>
      <text:p text:style-name="Standard">| TR_ID <text:s text:c="8"/>| int(10) <text:s text:c="5"/>| NO <text:s text:c="2"/>| PRI | NULL <text:s text:c="3"/>| auto_increment |</text:p>
      <text:p text:style-name="Standard">| TR_Type <text:s text:c="6"/>| varchar(255) | NO <text:s text:c="2"/>| <text:s text:c="4"/>| NULL <text:s text:c="3"/>| <text:s text:c="15"/>|</text:p>
      <text:p text:style-name="Standard">| TR_DateDepart | date <text:s text:c="8"/>| NO <text:s text:c="2"/>| <text:s text:c="4"/>| NULL <text:s text:c="3"/>| <text:s text:c="15"/>|</text:p>
      <text:p text:style-name="Standard">| TR_DateRetour | date <text:s text:c="8"/>| NO <text:s text:c="2"/>| <text:s text:c="4"/>| NULL <text:s text:c="3"/>| <text:s text:c="15"/>|</text:p>
      <text:p text:style-name="Standard">| FK_Livre <text:s text:c="5"/>| int(10) <text:s text:c="5"/>| YES <text:s/>| <text:s text:c="4"/>| NULL <text:s text:c="3"/>| <text:s text:c="15"/>|</text:p>
      <text:p text:style-name="Standard">+---------------+--------------+------+-----+---------+----------------+</text:p>
      <text:p text:style-name="Standard">5 rows in set (0.016 sec)</text:p>
      <text:p text:style-name="Standard"/>
      <text:p text:style-name="Standard">MariaDB [bibliotheque]&gt; alter table transactionemprunter ADD FK_Emprunteur int(10);</text:p>
      <text:p text:style-name="Standard">Query OK, 0 rows affected (0.056 sec)</text:p>
      <text:p text:style-name="Standard">Records: 0 <text:s/>Duplicates: 0 <text:s/>Warnings: 0</text:p>
      <text:p text:style-name="Standard"/>
      <text:p text:style-name="Standard">MariaDB [bibliotheque]&gt; show columns from transactionemprunter;</text:p>
      <text:p text:style-name="Standard">+---------------+--------------+------+-----+---------+----------------+</text:p>
      <text:p text:style-name="Standard">| Field <text:s text:c="8"/>| Type <text:s text:c="8"/>| Null | Key | Default | Extra <text:s text:c="9"/>|</text:p>
      <text:p text:style-name="Standard">+---------------+--------------+------+-----+---------+----------------+</text:p>
      <text:p text:style-name="Standard">| TR_ID <text:s text:c="8"/>| int(10) <text:s text:c="5"/>| NO <text:s text:c="2"/>| PRI | NULL <text:s text:c="3"/>| auto_increment |</text:p>
      <text:p text:style-name="Standard">| TR_Type <text:s text:c="6"/>| varchar(255) | NO <text:s text:c="2"/>| <text:s text:c="4"/>| NULL <text:s text:c="3"/>| <text:s text:c="15"/>|</text:p>
      <text:p text:style-name="Standard">| TR_DateDepart | date <text:s text:c="8"/>| NO <text:s text:c="2"/>| <text:s text:c="4"/>| NULL <text:s text:c="3"/>| <text:s text:c="15"/>|</text:p>
      <text:p text:style-name="Standard">| TR_DateRetour | date <text:s text:c="8"/>| NO <text:s text:c="2"/>| <text:s text:c="4"/>| NULL <text:s text:c="3"/>| <text:s text:c="15"/>|</text:p>
      <text:p text:style-name="Standard">| FK_Livre <text:s text:c="5"/>| int(10) <text:s text:c="5"/>| YES <text:s/>| <text:s text:c="4"/>| NULL <text:s text:c="3"/>| <text:s text:c="15"/>|</text:p>
      <text:p text:style-name="Standard">| FK_Emprunteur | int(10) <text:s text:c="5"/>| YES <text:s/>| <text:s text:c="4"/>| NULL <text:s text:c="3"/>| <text:s text:c="15"/>|</text:p>
      <text:p text:style-name="Standard">+---------------+--------------+------+-----+---------+----------------+</text:p>
      <text:p text:style-name="Standard">6 rows in set (0.021 sec)</text:p>
      <text:p text:style-name="Standard"/>
      <text:p text:style-name="Standard">MariaDB [bibliotheque]&gt; ALTER TABLE transactionemprunter ADD CONSTRAINT fk_livre FOREIGN KEY (FK_Livre) REFERENCES livre(LI_ID);</text:p>
      <text:p text:style-name="Standard">ERROR 1005 (HY000): Can't create table `bibliotheque`.`transactionemprunter` (errno: 150 "Foreign key constraint is incorrectly formed")</text:p>
      <text:p text:style-name="Standard">MariaDB [bibliotheque]&gt; ALTER TABLE transactionemprunter ADD CONSTRAINT fk_livre FOREIGN KEY (FK_Livre) REFERENCES livre(LI_ID);</text:p>
      <text:p text:style-name="Standard">ERROR 1005 (HY000): Can't create table `bibliotheque`.`transactionemprunter` (errno: 150 "Foreign key constraint is incorrectly formed")</text:p>
      <text:p text:style-name="Standard">MariaDB [bibliotheque]&gt; ALTER TABLE transactionemprunter ADD CONSTRAINT fk_livre_emprunt FOREIGN KEY (FK_Livre) REFERENCES livre(LI_ID);</text:p>
      <text:p text:style-name="Standard">ERROR 1005 (HY000): Can't create table `bibliotheque`.`transactionemprunter` (errno: 150 "Foreign key constraint is incorrectly formed")</text:p>
      <text:p text:style-name="Standard"><text:soft-page-break/>MariaDB [bibliotheque]&gt; ALTER TABLE transactionemprunter ADD CONSTRAINT fk_livre_emprunt FOREIGN KEY FK_Livre REFERENCES livre(LI_ID);</text:p>
      <text:p text:style-name="Standard">ERROR 1064 (42000): You have an error in your SQL syntax; check the manual that corresponds to your MariaDB server version for the right syntax to use near 'REFERENCES livre(LI_ID)' at line 1</text:p>
      <text:p text:style-name="Standard">MariaDB [bibliotheque]&gt; ALTER TABLE transactionemprunter ADD CONSTRAINT fk_livre_emprunt FOREIGN KEY (FK_Livre) REFERENCES livre(LI_ID);</text:p>
      <text:p text:style-name="Standard">ERROR 1005 (HY000): Can't create table `bibliotheque`.`transactionemprunter` (errno: 150 "Foreign key constraint is incorrectly formed")</text:p>
      <text:p text:style-name="Standard">MariaDB [bibliotheque]&gt; ALTER TABLE transactionemprunter ADD CONSTRAINT fk_livre_emprunt FOREIGN KEY (FK_Livre) REFERENCES livre(LI_ID);</text:p>
      <text:p text:style-name="Standard">ERROR 1072 (42000): Key column 'FK_Livre' doesn't exist in table</text:p>
      <text:p text:style-name="Standard">MariaDB [bibliotheque]&gt; ALTER TABLE transactionemprunter ADD CONSTRAINT fk_livre_emprunt FOREIGN KEY (FK_Livre) REFERENCES livre(LI_ID);</text:p>
      <text:p text:style-name="Standard">ERROR 1005 (HY000): Can't create table `bibliotheque`.`transactionemprunter` (errno: 150 "Foreign key constraint is incorrectly formed")</text:p>
      <text:p text:style-name="Standard">MariaDB [bibliotheque]&gt; ALTER TABLE transactionemprunter ADD CONSTRAINT fk_livre_emprunt FOREIGN KEY (FK_Livre) REFERENCES livres(LI_ID);</text:p>
      <text:p text:style-name="Standard">Query OK, 0 rows affected (0.494 sec)</text:p>
      <text:p text:style-name="Standard">Records: 0 <text:s/>Duplicates: 0 <text:s/>Warnings: 0</text:p>
      <text:p text:style-name="Standard"/>
      <text:p text:style-name="Standard">MariaDB [bibliotheque]&gt; show columns from transactionemprunter;</text:p>
      <text:p text:style-name="Standard">+---------------+--------------+------+-----+---------+----------------+</text:p>
      <text:p text:style-name="Standard">| Field <text:s text:c="8"/>| Type <text:s text:c="8"/>| Null | Key | Default | Extra <text:s text:c="9"/>|</text:p>
      <text:p text:style-name="Standard">+---------------+--------------+------+-----+---------+----------------+</text:p>
      <text:p text:style-name="Standard">| TR_ID <text:s text:c="8"/>| int(10) <text:s text:c="5"/>| NO <text:s text:c="2"/>| PRI | NULL <text:s text:c="3"/>| auto_increment |</text:p>
      <text:p text:style-name="Standard">| TR_Type <text:s text:c="6"/>| varchar(255) | NO <text:s text:c="2"/>| <text:s text:c="4"/>| NULL <text:s text:c="3"/>| <text:s text:c="15"/>|</text:p>
      <text:p text:style-name="Standard">| TR_DateDepart | date <text:s text:c="8"/>| NO <text:s text:c="2"/>| <text:s text:c="4"/>| NULL <text:s text:c="3"/>| <text:s text:c="15"/>|</text:p>
      <text:p text:style-name="Standard">| TR_DateRetour | date <text:s text:c="8"/>| NO <text:s text:c="2"/>| <text:s text:c="4"/>| NULL <text:s text:c="3"/>| <text:s text:c="15"/>|</text:p>
      <text:p text:style-name="Standard">| FK_Emprunteur | int(10) <text:s text:c="5"/>| YES <text:s/>| <text:s text:c="4"/>| NULL <text:s text:c="3"/>| <text:s text:c="15"/>|</text:p>
      <text:p text:style-name="Standard">| FK_Livre <text:s text:c="5"/>| int(10) <text:s text:c="5"/>| YES <text:s/>| MUL | NULL <text:s text:c="3"/>| <text:s text:c="15"/>|</text:p>
      <text:p text:style-name="Standard">+---------------+--------------+------+-----+---------+----------------+</text:p>
      <text:p text:style-name="Standard">6 rows in set (0.015 sec)</text:p>
      <text:p text:style-name="Standard"/>
      <text:p text:style-name="Standard">MariaDB [bibliotheque]&gt; ALTER TABLE transactionemprunter ADD CONSTRAINT fk_emprunteur FOREIGN KEY (FK_Emprunteur) REFERENCES clientemprunteur(CL_ID);</text:p>
      <text:p text:style-name="Standard">Query OK, 0 rows affected (0.551 sec)</text:p>
      <text:p text:style-name="Standard">Records: 0 <text:s/>Duplicates: 0 <text:s/>Warnings: 0</text:p>
      <text:p text:style-name="Standard"/>
      <text:p text:style-name="Standard">MariaDB [bibliotheque]&gt; show columns from transactionemprunter;</text:p>
      <text:p text:style-name="Standard">+---------------+--------------+------+-----+---------+----------------+</text:p>
      <text:p text:style-name="Standard">| Field <text:s text:c="8"/>| Type <text:s text:c="8"/>| Null | Key | Default | Extra <text:s text:c="9"/>|</text:p>
      <text:p text:style-name="Standard">+---------------+--------------+------+-----+---------+----------------+</text:p>
      <text:p text:style-name="Standard">| TR_ID <text:s text:c="8"/>| int(10) <text:s text:c="5"/>| NO <text:s text:c="2"/>| PRI | NULL <text:s text:c="3"/>| auto_increment |</text:p>
      <text:p text:style-name="Standard">| TR_Type <text:s text:c="6"/>| varchar(255) | NO <text:s text:c="2"/>| <text:s text:c="4"/>| NULL <text:s text:c="3"/>| <text:s text:c="15"/>|</text:p>
      <text:p text:style-name="Standard">| TR_DateDepart | date <text:s text:c="8"/>| NO <text:s text:c="2"/>| <text:s text:c="4"/>| NULL <text:s text:c="3"/>| <text:s text:c="15"/>|</text:p>
      <text:p text:style-name="Standard">| TR_DateRetour | date <text:s text:c="8"/>| NO <text:s text:c="2"/>| <text:s text:c="4"/>| NULL <text:s text:c="3"/>| <text:s text:c="15"/>|</text:p>
      <text:p text:style-name="Standard">| FK_Emprunteur | int(10) <text:s text:c="5"/>| YES <text:s/>| MUL | NULL <text:s text:c="3"/>| <text:s text:c="15"/>|</text:p>
      <text:p text:style-name="Standard">| FK_Livre <text:s text:c="5"/>| int(10) <text:s text:c="5"/>| YES <text:s/>| MUL | NULL <text:s text:c="3"/>| <text:s text:c="15"/>|</text:p>
      <text:p text:style-name="Standard">+---------------+--------------+------+-----+---------+----------------+</text:p>
      <text:p text:style-name="Standard">6 rows in set (0.052 sec)</text:p>
      <text:p text:style-name="Standard"/>
      <text:p text:style-name="Standard">MariaDB [bibliotheque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Ricouard</meta:initial-creator>
    <meta:creation-date>2024-05-22T16:22:30.18</meta:creation-date>
    <meta:document-statistic meta:table-count="0" meta:image-count="0" meta:object-count="0" meta:page-count="3" meta:paragraph-count="128" meta:word-count="1195" meta:character-count="8869"/>
    <dc:date>2024-05-22T16:23:45.40</dc:date>
    <dc:creator>David Ricouard</dc:creator>
    <meta:editing-duration>PT1M15S</meta:editing-duration>
    <meta:editing-cycles>1</meta:editing-cycles>
    <meta:generator>OpenOffice/4.1.15$Win32 OpenOffice.org_project/4115m2$Build-9813</meta:generator>
  </office:meta>
</office:document-meta>
</file>